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一律設定80mm</text:span></text:p>
          </table:table-cell>
          <table:table-cell table:number-columns-repeated="16383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/00/00</text:date>, <text:time style:data-style-name="N2" text:time-value="09:07:44.4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05T10:45:07.347000000</dc:date>
    <meta:editing-duration>P9DT6H9M19S</meta:editing-duration>
    <meta:editing-cycles>550</meta:editing-cycles>
    <meta:generator>LibreOffice/24.2.3.2$Windows_x86 LibreOffice_project/433d9c2ded56988e8a90e6b2e771ee4e6a5ab2ba</meta:generator>
    <meta:document-statistic meta:table-count="15" meta:cell-count="516" meta:object-count="0"/>
  </office:meta>
</office:document-meta>
</file>